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9.834cm" svg:y1="11.473cm" svg:x2="12.433cm" svg:y2="6.298cm" svg:d="M9834 11473l2599-5175" svg:viewBox="0 0 2600 5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4:35.294487329</dc:date>
    <dc:creator>elucterio </dc:creator>
    <meta:editing-duration>PT5M10S</meta:editing-duration>
    <meta:editing-cycles>10</meta:editing-cycles>
    <meta:generator>LibreOffice/4.2.8.2$Linux_X86_64 LibreOffice_project/420m0$Build-2</meta:generator>
    <meta:document-statistic meta:object-count="7"/>
  </office:meta>
</office:document-meta>
</file>